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Ubuntu" svg:font-family="Ubuntu" style:font-family-generic="swiss"/>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cida Grande1" svg:font-family="'Lucida Grande'" style:font-family-generic="system" style:font-pitch="variable"/>
    <style:font-face style:name="Times New Roman" svg:font-family="'Times New Roman'" style:font-family-generic="system" style:font-pitch="variable"/>
    <style:font-face style:name="Verdana" svg:font-family="Verdana" style:font-family-generic="system" style:font-pitch="variable"/>
  </office:font-face-decls>
  <office:automatic-styles>
    <style:style style:name="Table1" style:family="table">
      <style:table-properties style:width="6.15in" fo:margin-left="-0.075in" fo:margin-top="0in" fo:margin-bottom="0in" table:align="left" style:writing-mode="lr-tb"/>
    </style:style>
    <style:style style:name="Table1.A" style:family="table-column">
      <style:table-column-properties style:column-width="6.15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Table2" style:family="table">
      <style:table-properties style:width="6.1493in" fo:margin-left="-0.075in" fo:margin-top="0in" fo:margin-bottom="0in" table:align="left" style:writing-mode="lr-tb"/>
    </style:style>
    <style:style style:name="Table2.A" style:family="table-column">
      <style:table-column-properties style:column-width="1.5368in"/>
    </style:style>
    <style:style style:name="Table2.B" style:family="table-column">
      <style:table-column-properties style:column-width="1.5375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style>
    <style:style style:name="P1" style:family="paragraph" style:parent-style-name="Standard">
      <style:text-properties fo:color="#4f81bd" style:font-name="Calibri" fo:font-size="13pt" fo:font-weight="bold" style:font-size-asian="13pt" style:font-weight-asian="bold" style:font-name-complex="F" style:font-size-complex="13pt" style:font-weight-complex="bold"/>
    </style:style>
    <style:style style:name="P2" style:family="paragraph" style:parent-style-name="Standard">
      <style:text-properties fo:font-weight="bold" style:font-weight-asian="bold"/>
    </style:style>
    <style:style style:name="P3" style:family="paragraph" style:parent-style-name="Standard">
      <style:text-properties officeooo:paragraph-rsid="000aec19"/>
    </style:style>
    <style:style style:name="P4" style:family="paragraph" style:parent-style-name="Standard">
      <style:paragraph-properties fo:margin-left="0in" fo:margin-right="0in" fo:text-indent="0.5in" style:auto-text-indent="false"/>
    </style:style>
    <style:style style:name="P5" style:family="paragraph" style:parent-style-name="Standard">
      <style:paragraph-properties fo:margin-top="0in" fo:margin-bottom="0.1528in" style:contextual-spacing="false" fo:orphans="0" fo:widows="0"/>
    </style:style>
    <style:style style:name="P6" style:family="paragraph" style:parent-style-name="Standard" style:master-page-name="Standard">
      <style:paragraph-properties style:page-number="auto"/>
    </style:style>
    <style:style style:name="P7" style:family="paragraph" style:parent-style-name="Heading_20_2">
      <style:paragraph-properties fo:break-before="page"/>
    </style:style>
    <style:style style:name="P8" style:family="paragraph" style:parent-style-name="List_20_Paragraph" style:list-style-name="WWNum1"/>
    <style:style style:name="P9" style:family="paragraph" style:parent-style-name="List_20_Paragraph" style:list-style-name="WWNum2">
      <style:paragraph-properties fo:margin-left="0.2957in" fo:margin-right="0in" fo:text-indent="-0.25in" style:auto-text-indent="false"/>
    </style:style>
    <style:style style:name="T1" style:family="text">
      <style:text-properties fo:font-weight="bold" style:font-weight-asian="bold"/>
    </style:style>
    <style:style style:name="T2" style:family="text">
      <style:text-properties fo:font-weight="bold" style:font-weight-asian="bold" style:font-name-complex="Times New Roman"/>
    </style:style>
    <style:style style:name="T3" style:family="text">
      <style:text-properties fo:font-style="italic" style:font-style-asian="italic"/>
    </style:style>
    <style:style style:name="T4" style:family="text">
      <style:text-properties fo:font-style="italic" style:font-style-asian="italic" style:font-name-complex="Times New Roman"/>
    </style:style>
    <style:style style:name="T5" style:family="text">
      <style:text-properties fo:font-style="italic" fo:font-weight="bold" style:font-style-asian="italic" style:font-weight-asian="bold" style:font-name-complex="Times New Roman"/>
    </style:style>
    <style:style style:name="T6" style:family="text">
      <style:text-properties fo:color="#0000ff"/>
    </style:style>
    <style:style style:name="T7" style:family="text">
      <style:text-properties fo:color="#0000ff" style:text-underline-style="solid" style:text-underline-width="auto" style:text-underline-color="#000000" style:font-name-complex="Times New Roman"/>
    </style:style>
    <style:style style:name="T8" style:family="text">
      <style:text-properties fo:color="#0000ff" style:text-underline-style="solid" style:text-underline-width="auto" style:text-underline-color="#000000" style:font-name-complex="Verdana"/>
    </style:style>
    <style:style style:name="T9" style:family="text">
      <style:text-properties fo:color="#0000ff" style:font-name-complex="Verdana"/>
    </style:style>
    <style:style style:name="T10" style:family="text">
      <style:text-properties fo:color="#0000ff" style:text-position="super 58%" style:font-name-complex="Verdana"/>
    </style:style>
    <style:style style:name="T11" style:family="text">
      <style:text-properties style:text-position="super 58%"/>
    </style:style>
    <style:style style:name="T12" style:family="text">
      <style:text-properties fo:color="#0e0e0e" style:font-name-complex="Verdana"/>
    </style:style>
    <style:style style:name="T13" style:family="text">
      <style:text-properties fo:color="#0e0e0e" style:font-name-complex="Verdana" style:font-weight-complex="bold"/>
    </style:style>
    <style:style style:name="T14" style:family="text">
      <style:text-properties fo:color="#0e0e0e" style:font-name-complex="Verdana" style:font-style-complex="italic"/>
    </style:style>
    <style:style style:name="T15" style:family="text">
      <style:text-properties fo:color="#0e0e0e" fo:font-size="11pt" style:font-size-asian="11pt" style:font-name-complex="Verdana" style:font-size-complex="11pt"/>
    </style:style>
    <style:style style:name="T16" style:family="text">
      <style:text-properties fo:color="#0e0e0e" fo:font-size="11pt" fo:font-weight="bold" style:font-size-asian="11pt" style:font-weight-asian="bold" style:font-name-complex="Verdana" style:font-size-complex="11pt" style:font-weight-complex="bold"/>
    </style:style>
    <style:style style:name="T17" style:family="text">
      <style:text-properties fo:color="#0e0e0e" style:font-name-complex="Times New Roman"/>
    </style:style>
    <style:style style:name="T18" style:family="text">
      <style:text-properties fo:color="#0e0e0e" style:font-name-complex="Times New Roman" style:font-weight-complex="bold"/>
    </style:style>
    <style:style style:name="T19" style:family="text">
      <style:text-properties fo:color="#0e0e0e" fo:font-weight="bold" style:font-weight-asian="bold" style:font-name-complex="Times New Roman" style:font-weight-complex="bold"/>
    </style:style>
    <style:style style:name="T20" style:family="text">
      <style:text-properties fo:color="#0e0e0e" fo:font-weight="bold" style:font-weight-asian="bold" style:font-name-complex="Verdana"/>
    </style:style>
    <style:style style:name="T21" style:family="text">
      <style:text-properties fo:color="#0e0e0e" fo:font-weight="bold" style:font-weight-asian="bold" style:font-name-complex="Verdana" style:font-weight-complex="bold"/>
    </style:style>
    <style:style style:name="T22" style:family="text">
      <style:text-properties fo:color="#0e0e0e" style:font-name-complex="Arial1"/>
    </style:style>
    <style:style style:name="T23" style:family="text">
      <style:text-properties fo:color="#0e0e0e" style:text-position="super 58%" style:font-name-complex="Verdana"/>
    </style:style>
    <style:style style:name="T24" style:family="text">
      <style:text-properties fo:color="#0e0e0e" style:text-position="super 58%" fo:font-weight="bold" style:font-weight-asian="bold" style:font-name-complex="Verdana"/>
    </style:style>
    <style:style style:name="T25" style:family="text">
      <style:text-properties fo:color="#0e0e0e" fo:font-style="italic" style:font-style-asian="italic" style:font-name-complex="Verdana" style:font-style-complex="italic"/>
    </style:style>
    <style:style style:name="T26" style:family="text">
      <style:text-properties fo:color="#0e0e0e" style:text-underline-style="none" style:font-name-complex="Verdana"/>
    </style:style>
    <style:style style:name="T27" style:family="text">
      <style:text-properties style:font-name-complex="Verdana"/>
    </style:style>
    <style:style style:name="T28" style:family="text">
      <style:text-properties fo:color="#296643" fo:font-size="11pt" style:text-underline-style="solid" style:text-underline-width="auto" style:text-underline-color="#000000" fo:font-weight="bold" style:font-size-asian="11pt" style:font-weight-asian="bold" style:font-name-complex="Verdana" style:font-size-complex="11pt" style:font-weight-complex="bold"/>
    </style:style>
    <style:style style:name="T29" style:family="text">
      <style:text-properties style:font-name-complex="Times New Roman"/>
    </style:style>
    <style:style style:name="T30" style:family="text">
      <style:text-properties officeooo:rsid="000aec19"/>
    </style:style>
    <style:style style:name="T31" style:family="text">
      <style:text-properties style:text-line-through-style="solid"/>
    </style:style>
    <style:style style:name="T32" style:family="text">
      <style:text-properties style:text-position="super 58%" fo:font-style="italic" style:font-style-asian="italic"/>
    </style:style>
    <style:style style:name="T33" style:family="text">
      <style:text-properties style:text-position="sub 58%"/>
    </style:style>
    <style:style style:name="T34" style:family="text">
      <style:text-properties fo:font-size="13pt" fo:font-style="italic" style:font-size-asian="13pt" style:font-style-asian="italic" style:font-size-complex="13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bookmark text:name="_GoBack"/>Instructions for Authors of JMIR</text:p>
      <text:p text:style-name="Standard"/>
      <text:p text:style-name="Standard">Here are some quick links to how your manuscript should look at the time of submission. <text:s/>Components are detailed in the expected format of your manuscript. <text:s/>Please also refer to Instructions for Authors of JMIR for more information related to submissions, and Guide to JMIR Online Interface (PPT to come) for help with using our online system.</text:p>
      <text:p text:style-name="Standard"/>
      <text:p text:style-name="Standard"><text:a xlink:type="simple" xlink:href="#Authors">Authors’ information/metadata</text:a></text:p>
      <text:p text:style-name="Standard"><text:a xlink:type="simple" xlink:href="#Subheadings">Heading/heading styles</text:a></text:p>
      <text:p text:style-name="Standard"><text:a xlink:type="simple" xlink:href="#Paper">Type of Paper</text:a></text:p>
      <text:p text:style-name="Standard"><text:a xlink:type="simple" xlink:href="#Length">Length of paper</text:a></text:p>
      <text:p text:style-name="Standard"><text:a xlink:type="simple" xlink:href="#Title">Title</text:a></text:p>
      <text:p text:style-name="Standard"><text:a xlink:type="simple" xlink:href="#Keywords">Keywords</text:a></text:p>
      <text:p text:style-name="Standard"><text:a xlink:type="simple" xlink:href="#Trial">Trial registration</text:a></text:p>
      <text:p text:style-name="Standard"><text:a xlink:type="simple" xlink:href="#_Introduction_1">Introduction</text:a></text:p>
      <text:p text:style-name="Standard"><text:a xlink:type="simple" xlink:href="#_Methods_1">Methods</text:a></text:p>
      <text:p text:style-name="Standard"><text:a xlink:type="simple" xlink:href="#_Results_1">Results</text:a></text:p>
      <text:p text:style-name="P3"><text:a xlink:type="simple" xlink:href="#_Discussion_1">Discuss</text:a><text:a xlink:type="simple" xlink:href="#_Discussion_1">ion</text:a></text:p>
      <text:p text:style-name="Standard"><text:a xlink:type="simple" xlink:href="#Other">Other components</text:a></text:p>
      <text:p text:style-name="Standard"><text:tab/><text:a xlink:type="simple" xlink:href="#Figure">Figures</text:a></text:p>
      <text:p text:style-name="P4"><text:a xlink:type="simple" xlink:href="#Table">Tables</text:a></text:p>
      <text:p text:style-name="Standard"><text:tab/><text:tab/><text:a xlink:type="simple" xlink:href="#Footnotes">Footnotes</text:a> </text:p>
      <text:p text:style-name="P4"><text:a xlink:type="simple" xlink:href="#Textbox">Textboxes</text:a></text:p>
      <text:p text:style-name="P4"><text:a xlink:type="simple" xlink:href="#Appendix">Multimedia Appendices</text:a></text:p>
      <text:p text:style-name="Standard"><text:tab/><text:tab/><text:a xlink:type="simple" xlink:href="#CONSORT">CONSORT-EHEALTH</text:a></text:p>
      <text:p text:style-name="Standard"><text:a xlink:type="simple" xlink:href="#_Acknowledgements_1">Acknowledgements</text:a> (previously Authors’ Contributions)</text:p>
      <text:p text:style-name="Standard"><text:a xlink:type="simple" xlink:href="#Conflicts">Conflicts of Interest</text:a></text:p>
      <text:p text:style-name="Standard"><text:a xlink:type="simple" xlink:href="#_Abbreviations_1">Abbreviations</text:a></text:p>
      <text:p text:style-name="Standard"><text:a xlink:type="simple" xlink:href="#URLs">URLs</text:a></text:p>
      <text:p text:style-name="Standard"><text:a xlink:type="simple" xlink:href="#Field">Field codes/citation formatting</text:a></text:p>
      <text:p text:style-name="Standard"><text:a xlink:type="simple" xlink:href="#_References_1">References:</text:a></text:p>
      <text:p text:style-name="Standard"><text:tab/><text:a xlink:type="simple" xlink:href="#Refformat">Formatting</text:a></text:p>
      <text:p text:style-name="Standard"><text:tab/><text:a xlink:type="simple" xlink:href="#Refpublished">Published works</text:a></text:p>
      <text:p text:style-name="P4"><text:a xlink:type="simple" xlink:href="#Refjournal">Journal</text:a></text:p>
      <text:p text:style-name="Standard"><text:tab/><text:a xlink:type="simple" xlink:href="#Refbook">Book</text:a></text:p>
      <text:p text:style-name="Standard"><text:tab/><text:a xlink:type="simple" xlink:href="#RefWeb">Web</text:a></text:p>
      <text:p text:style-name="Standard"><text:tab/><text:a xlink:type="simple" xlink:href="#Refconference">Conference proceedings</text:a></text:p>
      <text:p text:style-name="Standard"><text:tab/><text:a xlink:type="simple" xlink:href="#RefWeb">WebCite archive</text:a></text:p>
      <text:p text:style-name="Standard"/>
      <text:p text:style-name="Standard"/>
      <text:p text:style-name="Standard"/>
      <text:p text:style-name="P1"/>
      <text:h text:style-name="P7" text:outline-level="2"><text:bookmark text:name="Paper"/><office:annotation office:name="__Fieldmark__94_528720624"><dc:creator>Carmen</dc:creator><dc:date>2013-02-15T14:13:00</dc:date><text:sender-initials>C</text:sender-initials><text:p>Other paper types:</text:p><text:p>Review</text:p><text:p>Editorial</text:p><text:p>Viewpoint</text:p><text:p>Short Paper</text:p><text:p>Tutorial</text:p><text:p>Product Review</text:p><text:p>Letter to the Editor</text:p></office:annotation>Original Paper<office:annotation-end office:name="__Fieldmark__94_528720624"/><office:annotation><dc:creator>Carmen</dc:creator><dc:date>2013-02-15T15:14:00</dc:date><text:sender-initials>C</text:sender-initials><text:p>Randomized controlled trials (RCTs) are highly welcome. <text:s/>Please download and complete the CONSORT-EHEALTH checklist (<text:span text:style-name="T6">http://www.jmir.org/ojs/public/journals/1/CONSORT-EHEALTH-v1-6.pdf </text:span>) and upload as a Multimedia Appendix (see Multimedia Appendix 1).</text:p></office:annotation></text:h>
      <text:p text:style-name="Standard"><text:bookmark text:name="Authors"/>Enter information for authors (including designations, affiliations, correspondence, contributions) in the online metadata form. Do not use periods after initials, and include degree designations and affiliations for all authors. Trial registration numbers are also filled in on the metadata forms online.</text:p>
      <text:h text:style-name="Heading_20_1" text:outline-level="1"><text:bookmark text:name="Title"/><office:annotation office:name="__Fieldmark__113_528720624"><dc:creator>Carmen</dc:creator><dc:date>2013-02-28T18:11:00</dc:date><text:sender-initials>C</text:sender-initials><text:p>Titles should be informative, specific, and concise. <text:s/>Avoid use of abbreviations. <text:s/>An example of Study Design is Randomized Controlled Trial.</text:p></office:annotation>Title of Your Manuscript Should Describe the Intervention: Study Design<office:annotation-end office:name="__Fieldmark__113_528720624"/></text:h>
      <text:h text:style-name="Heading_20_2" text:outline-level="2"><text:bookmark text:name="Abstract"/><office:annotation office:name="__Fieldmark__120_528720624"><dc:creator>Carmen</dc:creator><dc:date>2013-02-15T15:21:00</dc:date><text:sender-initials>C</text:sender-initials><text:p>Maximum 450 words. <text:s/>Abstract details are entered online following the authors’ information section. Select the “structured abstract” radio button online and provide information in each of the Abstract sections. <text:s/>Remember to click “save”.</text:p></office:annotation>Abstract<office:annotation-end office:name="__Fieldmark__120_528720624"/></text:h>
      <text:p text:style-name="Standard"><text:span text:style-name="T1">Background:</text:span></text:p>
      <text:p text:style-name="Standard"><text:span text:style-name="T1">Objective:</text:span></text:p>
      <text:p text:style-name="Standard"><text:span text:style-name="T1">Methods:</text:span></text:p>
      <text:p text:style-name="Standard"><text:span text:style-name="T1">Results:</text:span> Be sure to include relevant statistics here, such as sample sizes, response rates, <text:span text:style-name="T3">P</text:span> values or Confidence Intervals. <text:s/>Be specific (by stating the value) rather than general (eg, “there were differences between the groups”).</text:p>
      <text:p text:style-name="Standard"><text:span text:style-name="T1">Conclusions:</text:span></text:p>
      <text:p text:style-name="Standard"><text:bookmark text:name="Trial"/><text:span text:style-name="T1">Trial Registration:</text:span> In accordance with ICMJE recommendations, <text:span text:style-name="T1">RCTs must have been registered in a WHO accredited trial registry</text:span>. Please mention the ClinicalTrials.gov registration identifier, the <text:a xlink:type="simple" xlink:href="http://www.controlled-trials.com/isrctn/">International Standard Randomized Controlled Trial Number (ISRCTN)</text:a>, or a comparable trial identifier at the end of the abstract ("Trial Registration: ClinicalTrials.gov NCT123456"), as well as when you first mention the trial in the manuscript. When mentioning related trials (e.g. in the Introduction or Methods section) the trial registration number should also be added in brackets. <text:span text:style-name="T1">ICMJE member journals require, as a condition of consideration for publication, registration in a public trials registry at or before the onset of patient enrollment. This policy applies to any trial which started enrollment after July 1, 2005. JMIR authors must add an explanation to the methods section of their manuscript if a RCT meeting these criteria has not been registered</text:span>. The JMIR editor reserves the right to reject any paper without trial registration without any further consideration or peer-review.</text:p>
      <text:p text:style-name="P2"/>
      <text:p text:style-name="Standard"><text:bookmark text:name="Keywords"/><text:span text:style-name="T1"><office:annotation office:name="__Fieldmark__152_528720624"><dc:creator>Carmen</dc:creator><dc:date>2013-02-15T15:23:00</dc:date><text:sender-initials>C</text:sender-initials><text:p>The list of keywords are also entered in the online metadata forms. </text:p></office:annotation></text:span><text:span text:style-name="T1">Keywords</text:span><office:annotation-end office:name="__Fieldmark__152_528720624"/><text:span text:style-name="T1">: </text:span>Provide 3 to 10 keywords or short phrases separated with semicolons (;) that will assist indexers in cross-indexing the article and that may be published with the abstract. Terms from the medical subject headings (MeSH) list of Index Medicus should be used (see <text:s/><text:a xlink:type="simple" xlink:href="http://www.nlm.nih.gov/mesh/MBrowser.html"><text:span text:style-name="T6">http://www.nlm.nih.gov/mesh/MBrowser.html</text:span></text:a>). As well, keywords from <text:a xlink:type="simple" xlink:href="http://www.acm.org/class/"><text:span text:style-name="T6">ACM's Computing Classification System</text:span></text:a> may be used if suitable MeSH terms are not available.</text:p>
      <text:p text:style-name="Standard"><text:soft-page-break/></text:p>
      <text:h text:style-name="Heading_20_2" text:outline-level="2"><text:bookmark text:name="_Introduction_1"/><text:bookmark text:name="Introduction"/>Introduction</text:h>
      <text:p text:style-name="Standard">This section can include background information such as theories, prior work, and hypotheses. </text:p>
      <text:p text:style-name="Standard"/>
      <text:p text:style-name="Standard">If this section is quite lengthy, use of subheadings are encouraged to break up the material logically. Subheadings should be consistent; therefore a subheading for the first part of the Methods section, for example, is also necessary (see below).</text:p>
      <text:p text:style-name="Standard"/>
      <text:p text:style-name="Standard"><text:bookmark text:name="Length"/>Generally, a typical paper contains between 3000 and 6000 words, but there are no rigorous restrictions. Papers should be written in accordance with the American Medical Association Manual of Style: A Guide for Authors and Editors. 9<text:span text:style-name="T11">th</text:span> ed. Baltimore, Md: Williams &amp; Wilkins; 1998.</text:p>
      <text:p text:style-name="Standard"/>
      <text:p text:style-name="Standard"><text:bookmark text:name="URLs"/>Please do not include URLs within the manuscript. <text:s/>A reference should be created for the URL and included in the reference list. <text:s/>Please use WebCite to capture the website as soon as possible, as they often expire after the intervention and become inaccessible.</text:p>
      <text:p text:style-name="Standard"/>
      <text:h text:style-name="Heading_20_2" text:outline-level="2"><text:bookmark text:name="_Methods_1"/><text:bookmark text:name="Methods"/>Methods</text:h>
      <text:h text:style-name="Heading_20_3" text:outline-level="3">Recruitment</text:h>
      <text:p text:style-name="Standard"><text:bookmark text:name="Subheadings"/>Notice that the first subheading immediately follows the last heading. Subheadings under subheadings are also possible (see Statistical Analysis).</text:p>
      <text:h text:style-name="Heading_20_3" text:outline-level="3">Statistical Analysis</text:h>
      <text:h text:style-name="Heading_20_4" text:outline-level="4">Power</text:h>
      <text:p text:style-name="Standard">Notice that the next Heading Style (Heading Style 4 in this case) is used. Click on the different headings to see their Heading Style in the “Home” ribbon under “Styles”. Always have at least 2 of the same subheading level in a section.</text:p>
      <text:p text:style-name="Standard"/>
      <text:h text:style-name="Heading_20_4" text:outline-level="4">Data Exclusion</text:h>
      <text:p text:style-name="Standard">Try to avoid having only one sentence after a subheading. <text:s/>For example, describe the key findings of a Table that you refer to in that sentence.</text:p>
      <text:h text:style-name="Heading_20_2" text:outline-level="2"><text:bookmark text:name="_Results_1"/><text:bookmark text:name="Results"/><text:soft-page-break/>Results</text:h>
      <text:h text:style-name="Heading_20_3" text:outline-level="3">User Statistics</text:h>
      <text:p text:style-name="Standard">These are only examples of possible headings. Please feel free to use different headings to best describe your results.</text:p>
      <text:p text:style-name="Standard"/>
      <text:h text:style-name="Heading_20_3" text:outline-level="3">Evaluation Outcomes</text:h>
      <text:p text:style-name="Standard"><text:bookmark text:name="Other"/>Please make reference to your Textboxes (Textbox 1), Tables (Table 1), Figures (Figure 1), and Multimedia Appendices (Multimedia Appendix 1) in parenthesis. Please see the examples below for how they should be formatted. Please note the punctuation used in all components, including the caption/title, footnotes etc.</text:p>
      <text:p text:style-name="Standard"/>
      <text:p text:style-name="Standard">Figures and Multimedia Appendices are uploaded online, while Textboxes and Tables are not uploaded and remain in the body of the manuscript, appearing in the order they are mentioned after the first mention of each Table. </text:p>
      <text:p text:style-name="Standard"/>
      <text:p text:style-name="Standard"><text:bookmark text:name="Textbox"/>Textbox 1. <text:s/>The caption/title is placed here in a sentence format (capitalization of every word is unnecessary).</text:p>
      <table:table table:name="Table1" table:style-name="Table1">
        <table:table-column table:style-name="Table1.A"/>
        <table:table-row table:style-name="Table1.1">
          <table:table-cell table:style-name="Table1.A1" office:value-type="string">
            <text:list xml:id="list6762020563013603771" text:style-name="WWNum2">
              <text:list-item>
                <text:p text:style-name="P9">The formatting is actually a 1x1 Table, not an actual “textbox”.</text:p>
              </text:list-item>
              <text:list-item>
                <text:p text:style-name="P9">Textboxes have no footnotes.</text:p>
              </text:list-item>
              <text:list-item>
                <text:p text:style-name="P9"><text:s/>Bullet points or numbered lists are allowed in textboxes.</text:p>
              </text:list-item>
            </text:list>
          </table:table-cell>
        </table:table-row>
      </table:table>
      <text:p text:style-name="Standard"/>
      <text:p text:style-name="Standard"/>
      <text:p text:style-name="Standard"><text:bookmark text:name="Table"/><office:annotation office:name="__Fieldmark__282_528720624"><dc:creator>Carmen</dc:creator><dc:date>2013-02-28T16:56:00</dc:date><text:sender-initials>C</text:sender-initials><text:p>A,B,C parts to tables (eg, Table 1A, 1B) are NOT acceptable. <text:s/>Please renumber them as Tables 1 and 2 instead. <text:s/>This is true for Textboxes, Tables, Figures, and Multimedia Appendices as well.</text:p></office:annotation>Table 1.<office:annotation-end office:name="__Fieldmark__282_528720624"/> The table caption/title is placed here in a sentence format (capitalization of every word is unnecessary).<text:span text:style-name="T11">a-e</text:span></text:p>
      <table:table table:name="Table2" table:style-name="Table2">
        <table:table-column table:style-name="Table2.A"/>
        <table:table-column table:style-name="Table2.B" table:number-columns-repeated="2"/>
        <table:table-column table:style-name="Table2.A"/>
        <table:table-row table:style-name="Table2.1">
          <table:table-cell table:style-name="Table2.A1" office:value-type="string">
            <text:p text:style-name="Standard"/>
          </table:table-cell>
          <table:table-cell table:style-name="Table2.A1" office:value-type="string">
            <text:p text:style-name="Standard">Main heading 1</text:p>
          </table:table-cell>
          <table:table-cell table:style-name="Table2.A1" office:value-type="string">
            <text:p text:style-name="Standard">Main heading 1</text:p>
          </table:table-cell>
          <table:table-cell table:style-name="Table2.A1" office:value-type="string">
            <text:p text:style-name="Standard">Main heading 1</text:p>
          </table:table-cell>
        </table:table-row>
        <table:table-row table:style-name="Table2.1">
          <table:table-cell table:style-name="Table2.A1" office:value-type="string">
            <text:p text:style-name="Standard"/>
          </table:table-cell>
          <table:table-cell table:style-name="Table2.A1" office:value-type="string">
            <text:p text:style-name="Standard">Main heading 2</text:p>
          </table:table-cell>
          <table:table-cell table:style-name="Table2.A1" office:value-type="string">
            <text:p text:style-name="Standard">Main heading 2</text:p>
          </table:table-cell>
          <table:table-cell table:style-name="Table2.A1" office:value-type="string">
            <text:p text:style-name="Standard"><office:annotation office:name="__Fieldmark__298_528720624"><dc:creator>Carmen</dc:creator><dc:date>2013-02-15T16:30:00</dc:date><text:sender-initials>C</text:sender-initials><text:p>Examples of units that are included in headings that apply to the whole column:</text:p><text:p><text:span text:style-name="T3">P</text:span></text:p><text:p>N=___</text:p><text:p>n(%)</text:p><text:p><text:span text:style-name="T3">r</text:span><text:span text:style-name="T32">2</text:span></text:p><text:p><text:span text:style-name="T3">r</text:span></text:p><text:p><text:span text:style-name="T3">t</text:span><text:span text:style-name="T33">degrees of freedom</text:span></text:p><text:p><text:span text:style-name="T3">F</text:span><text:span text:style-name="T33">degrees of freedom</text:span></text:p><text:p><text:span text:style-name="T34">χ</text:span><text:span text:style-name="T11">2</text:span><text:span text:style-name="T33">degrees of freedom</text:span></text:p><text:p>Cronbach alpha</text:p></office:annotation>Main heading 2<office:annotation-end office:name="__Fieldmark__298_528720624"/></text:p>
          </table:table-cell>
        </table:table-row>
        <table:table-row table:style-name="Table2.1">
          <table:table-cell table:style-name="Table2.A1" office:value-type="string">
            <text:p text:style-name="Standard"><office:annotation office:name="__Fieldmark__301_528720624"><dc:creator>Carmen</dc:creator><dc:date>2013-02-28T17:15:00</dc:date><text:sender-initials>C</text:sender-initials><text:p>An empty row is inserted after the last main heading row. <text:s/>New Main Headings CANNOT be introduced in the middle of the table, only at the top.</text:p></office:annotation></text:p>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office:annotation-end office:name="__Fieldmark__301_528720624"/></text:p>
          </table:table-cell>
        </table:table-row>
        <table:table-row table:style-name="Table2.1">
          <table:table-cell table:style-name="Table2.A1" office:value-type="string">
            <text:p text:style-name="Standard"><text:span text:style-name="T1"><office:annotation office:name="__Fieldmark__305_528720624"><dc:creator>Carmen</dc:creator><dc:date>2013-02-28T17:11:00</dc:date><text:sender-initials>C</text:sender-initials><text:p>Subheadings/category heading are bolded but not <text:span text:style-name="T31">italicized</text:span>, nor in <text:span text:style-name="T31">ALL CAPS</text:span>.</text:p></office:annotation></text:span><text:span text:style-name="T1">Subheading</text:span><office:annotation-end office:name="__Fieldmark__305_528720624"/></text:p>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row>
        <table:table-row table:style-name="Table2.1">
          <table:table-cell table:style-name="Table2.A1" office:value-type="string">
            <text:p text:style-name="Standard"><office:annotation office:name="__Fieldmark__311_528720624"><dc:creator>Carmen</dc:creator><dc:date>2013-02-28T17:11:00</dc:date><text:sender-initials>C</text:sender-initials><text:p>It is crucial to leave this blank to preserve the layout and highlight the subheadings/category headings. Do NOT just indent (using spaces or tabs) within the cell. <text:s/>Please leave a blank cell for subsequent lines that fall under that subheading/category heading.</text:p></office:annotation>(leave blank)<office:annotation-end office:name="__Fieldmark__311_528720624"/></text:p>
          </table:table-cell>
          <table:table-cell table:style-name="Table2.A1" office:value-type="string">
            <text:p text:style-name="Standard"><office:annotation office:name="__Fieldmark__317_528720624"><dc:creator>Carmen</dc:creator><dc:date>2013-02-28T17:09:00</dc:date><text:sender-initials>C</text:sender-initials><text:p>Each line of data are on its own new row. Do NOT put all data in a single cell. Do NOT bold cell content for emphasis; use italics if absolutely necessary.</text:p></office:annotation>data</text:p>
          </table:table-cell>
          <table:table-cell table:style-name="Table2.A1" office:value-type="string">
            <text:p text:style-name="Standard">data</text:p>
          </table:table-cell>
          <table:table-cell table:style-name="Table2.A1" office:value-type="string">
            <text:p text:style-name="Standard">data<office:annotation-end office:name="__Fieldmark__317_528720624"/></text:p>
          </table:table-cell>
        </table:table-row>
        <table:table-row table:style-name="Table2.1">
          <table:table-cell table:style-name="Table2.A1" office:value-type="string">
            <text:p text:style-name="Standard">(leave blank)</text:p>
          </table:table-cell>
          <table:table-cell table:style-name="Table2.A1" office:value-type="string">
            <text:p text:style-name="Standard">data</text:p>
          </table:table-cell>
          <table:table-cell table:style-name="Table2.A1" office:value-type="string">
            <text:p text:style-name="Standard">data</text:p>
          </table:table-cell>
          <table:table-cell table:style-name="Table2.A1" office:value-type="string">
            <text:p text:style-name="Standard">data</text:p>
          </table:table-cell>
        </table:table-row>
        <table:table-row table:style-name="Table2.1">
          <table:table-cell table:style-name="Table2.A1" office:value-type="string">
            <text:p text:style-name="Standard"><text:span text:style-name="T1">Subheading</text:span></text:p>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row>
        <table:table-row table:style-name="Table2.1">
          <table:table-cell table:style-name="Table2.A1" office:value-type="string">
            <text:p text:style-name="Standard">(leave blank)</text:p>
          </table:table-cell>
          <table:table-cell table:style-name="Table2.A1" office:value-type="string">
            <text:p text:style-name="Standard">data</text:p>
          </table:table-cell>
          <table:table-cell table:style-name="Table2.A1" office:value-type="string">
            <text:p text:style-name="Standard">data</text:p>
          </table:table-cell>
          <table:table-cell table:style-name="Table2.A1" office:value-type="string">
            <text:p text:style-name="Standard">data</text:p>
          </table:table-cell>
        </table:table-row>
        <table:table-row table:style-name="Table2.1">
          <table:table-cell table:style-name="Table2.A1" office:value-type="string">
            <text:p text:style-name="Standard">(leave blank)</text:p>
          </table:table-cell>
          <table:table-cell table:style-name="Table2.A1" office:value-type="string">
            <text:p text:style-name="Standard">data</text:p>
          </table:table-cell>
          <table:table-cell table:style-name="Table2.A1" office:value-type="string">
            <text:p text:style-name="Standard">data</text:p>
          </table:table-cell>
          <table:table-cell table:style-name="Table2.A1" office:value-type="string">
            <text:p text:style-name="Standard">data</text:p>
          </table:table-cell>
        </table:table-row>
        <table:table-row table:style-name="Table2.1">
          <table:table-cell table:style-name="Table2.A1" office:value-type="string">
            <text:p text:style-name="Standard"><text:span text:style-name="T1">Subheading</text:span></text:p>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row>
        <table:table-row table:style-name="Table2.1">
          <table:table-cell table:style-name="Table2.A1" office:value-type="string">
            <text:p text:style-name="Standard">(leave blank)</text:p>
          </table:table-cell>
          <table:table-cell table:style-name="Table2.A1" office:value-type="string">
            <text:p text:style-name="Standard">data</text:p>
          </table:table-cell>
          <table:table-cell table:style-name="Table2.A1" office:value-type="string">
            <text:p text:style-name="Standard">data</text:p>
          </table:table-cell>
          <table:table-cell table:style-name="Table2.A1" office:value-type="string">
            <text:p text:style-name="Standard">data</text:p>
          </table:table-cell>
        </table:table-row>
        <table:table-row table:style-name="Table2.1">
          <table:table-cell table:style-name="Table2.A1" office:value-type="string">
            <text:p text:style-name="Standard">(leave blank)</text:p>
          </table:table-cell>
          <table:table-cell table:style-name="Table2.A1" office:value-type="string">
            <text:p text:style-name="Standard">data</text:p>
          </table:table-cell>
          <table:table-cell table:style-name="Table2.A1" office:value-type="string">
            <text:p text:style-name="Standard">data</text:p>
          </table:table-cell>
          <table:table-cell table:style-name="Table2.A1" office:value-type="string">
            <text:p text:style-name="Standard">data</text:p>
          </table:table-cell>
        </table:table-row>
      </table:table>
      <text:p text:style-name="Standard"><text:bookmark text:name="Footnotes"/><text:span text:style-name="T11">a</text:span>Not all elements are necessary for every table, simply omit the irrelevant sections for your table and keep the formatting of the rest. For further details, please refer to the main Instructions for Authors of JMIR document.</text:p>
      <text:p text:style-name="Standard"><text:span text:style-name="T11">b</text:span>Footnotes are labeled in superscript lower case a-z. Other symbols are not used.</text:p>
      <text:p text:style-name="Standard"><text:soft-page-break/><text:span text:style-name="T11">c</text:span>Astericks (*) can only be used if exact <text:span text:style-name="T3">P</text:span> values cannot be provided for a specific reason, and are listed after the superscript a-z footnotes.</text:p>
      <text:p text:style-name="Standard"><text:span text:style-name="T11">d</text:span>please be conscious of the overall width of the table. <text:s/>Tables will be automatically fitted/resized to the width of a US Letter Small page in portrait configuration during typesetting. Overcrowded Tables or Tables that are too crowded WILL look squished, and should be avoided if possible.</text:p>
      <text:p text:style-name="Standard"><text:span text:style-name="T11">e</text:span>longer headings can be abridged within the Table, with a full explanation in a footnote. </text:p>
      <text:p text:style-name="Standard"/>
      <text:p text:style-name="Standard"><text:bookmark text:name="Figure"/>Figure 1. Captions/titles are inserted online. <text:s/>Try to use Times New Roman for text within the Figure to match the font of the final typeset manuscript when possible. These should be .jpeg or .png files. Please prepare Figures with good resolution – Figures that are predominantly graphics/pictures should have dpi close to 300, while those that are text-dominant can have lower resolution (usually dpi 200). Try to use combinations of color and symbols/line styles to define and refer to different categories. <text:s/>This will help with readability if Figures are printed/viewed in black and white.</text:p>
      <text:h text:style-name="Heading_20_2" text:outline-level="2"><text:bookmark text:name="_Discussion_1"/><text:bookmark text:name="Discussion"/>Discussion</text:h>
      <text:h text:style-name="Heading_20_3" text:outline-level="3">Principal Results</text:h>
      <text:h text:style-name="Heading_20_3" text:outline-level="3">Limitations</text:h>
      <text:h text:style-name="Heading_20_3" text:outline-level="3">Comparison with Prior Work</text:h>
      <text:h text:style-name="Heading_20_3" text:outline-level="3">Conclusions</text:h>
      <text:p text:style-name="Standard"/>
      <text:h text:style-name="Heading_20_3" text:outline-level="3"><text:bookmark text:name="_Acknowledgements_1"/><text:bookmark text:name="Acknowledgements"/>Acknowledgements</text:h>
      <text:p text:style-name="Standard">Please include all authors’ contributions, funding information, financial disclosure, role of sponsors, and other acknowledgements here. This description should include the involvement, if any, in review and approval of the manuscript for publication and the role of sponsors. Omit if not applicable.</text:p>
      <text:p text:style-name="Standard"/>
      <text:h text:style-name="Heading_20_3" text:outline-level="3"><text:bookmark text:name="Conflicts"/>Conflicts of Interest</text:h>
      <text:p text:style-name="Standard">Disclose any personal financial interests related to the subject matters discussed in the manuscript here. For example, authors who are owners or employees of Internet companies that market the services described in the manuscript will be disclosed here. If none, indicate with “none declared”.</text:p>
      <text:h text:style-name="Heading_20_3" text:outline-level="3"><text:bookmark text:name="_Abbreviations_1"/><text:bookmark text:name="Abbreviations"/><office:annotation office:name="__Fieldmark__520_528720624"><dc:creator>Carmen</dc:creator><dc:date>2013-02-28T18:46:00</dc:date><text:sender-initials>C</text:sender-initials><text:p>Please list all abbreviations/acronyms used in the manuscript in alphabetical order. <text:s/>Do not capitalize every word of the definition unless they are proper nouns. <text:s/>If the abbreviation was only used once, do not include the abbreviated form (use the fully defined form).</text:p></office:annotation>Abbreviations<office:annotation-end office:name="__Fieldmark__520_528720624"/></text:h>
      <text:p text:style-name="Standard">JMIR: Journal of Medical Internet Research</text:p>
      <text:p text:style-name="Standard"><text:soft-page-break/>RCT: randomized controlled trial</text:p>
      <text:p text:style-name="Standard"/>
      <text:h text:style-name="Heading_20_2" text:outline-level="2"><text:bookmark text:name="Appendix"/>Multimedia Appendix 1</text:h>
      <text:p text:style-name="Standard">Multimedia appendices are supplementary files, such as a PowerPoint presentation of a conference talk about the study, additional screenshots of a website, mpeg/Quicktime video/audio files, Excel/Access/SAS/SPSS files containing original data (very long tables), and questionnaires. Do not include copyrighted material unless you obtained written permission from the copyright holder, which should be faxed to the editorial office in case of acceptance together with your Publication Agreement form.</text:p>
      <text:p text:style-name="P5"/>
      <text:p text:style-name="P5"><text:bookmark text:name="CONSORT"/>The Multimedia Appendices must be uploaded online, accompanied by a caption. <text:s/>CONSORT-EHEALTH checklists are always uploaded as Multimedia Appendices. <text:s/><text:span text:style-name="T15">Although this is primarily intended for randomized trials, the section of the checklist describing how an intervention should be reported is also relevant for manuscripts with other evaluation designs.</text:span></text:p>
      <text:p text:style-name="Standard"><text:span text:style-name="T15">Before submission, authors of RCTs must </text:span><text:span text:style-name="T16">fill in the electronic CONSORT-EHEALTH questionnaire at </text:span><text:a xlink:type="simple" xlink:href="http://tinyurl.com/consort-ehealth-v1-6"><text:span text:style-name="T28">http://tinyurl.com/consort-ehealth-v1-6</text:span></text:a><text:span text:style-name="T15"> with quotes from their manuscript (if you wish to comment on the importance of the items from the checklist for reporting, please also rate each item on a scale between 1-5). BEFORE you press submit, please generate a pdf of the form with your responses and upload this file as supplementary file entitled CONSORT-EHEALTH V1.6.</text:span></text:p>
      <text:h text:style-name="Heading_20_2" text:outline-level="2"><text:bookmark text:name="_References_1"/><text:bookmark text:name="References"/>References</text:h>
      <text:list xml:id="list1839185637816321021" text:style-name="WWNum1">
        <text:list-item>
          <text:p text:style-name="P8"><text:bookmark text:name="Refformat"/><text:span text:style-name="T29">Number references using 1., 2., 3. etc (no square brackets) corresponding to the square bracketed references (eg, [1], [2,3], [4-7]) in the body of the manuscript. </text:span></text:p>
        </text:list-item>
        <text:list-item>
          <text:p text:style-name="P8"><text:span text:style-name="T29">DO NOT use italics, periods after authors’ initials, and periods after journal abbreviations.</text:span></text:p>
        </text:list-item>
        <text:list-item>
          <text:p text:style-name="P8"><text:span text:style-name="T29">DO use a semicolon (;) after a journal title before the year, put volume number in parenthesis, and use a colon (:) before the page numbers.</text:span></text:p>
        </text:list-item>
        <text:list-item>
          <text:p text:style-name="P8"><text:span text:style-name="T29">Titles should be in sentence case (do NOT capitalize the first letter of every word).</text:span></text:p>
        </text:list-item>
        <text:list-item>
          <text:p text:style-name="P8"><text:span text:style-name="T29">Do not use the footnotes tool to generate the reference list.</text:span></text:p>
        </text:list-item>
        <text:list-item>
          <text:p text:style-name="P8"><text:bookmark text:name="Refpublished"/><text:span text:style-name="T2">Cite only </text:span><text:span text:style-name="T5">published</text:span><text:span text:style-name="T2"> or </text:span><text:span text:style-name="T5">accepted</text:span><text:span text:style-name="T2"> (“in print”) works</text:span><text:span text:style-name="T29">. </text:span><text:span text:style-name="T4">Submitted </text:span><text:span text:style-name="T29">papers (not </text:span><text:span text:style-name="T4">accepted</text:span><text:span text:style-name="T29">) documents not widely available (personal emails, letters), or oral communications (unless they are published abstracts) should NOT be cited as references. <text:s/>Cite these in the main body of text as </text:span><text:span text:style-name="T2">“personal communication </text:span><text:soft-page-break/><text:span text:style-name="T2">by NAME, DATE”</text:span><text:span text:style-name="T29"> after obtaining permission from the communicator to quote his communication.</text:span></text:p>
        </text:list-item>
        <text:list-item>
          <text:p text:style-name="P8"><text:bookmark text:name="Field"/><text:span text:style-name="T2">Remove OLE elements </text:span><text:span text:style-name="T29">from reference management softwares such as Endnote and Reference Manager. Select the entire document (Ctrl+A or Command A), remove field codes (</text:span><text:span text:style-name="T4">Ctrl+Shift+F9</text:span><text:span text:style-name="T29"> or </text:span><text:span text:style-name="T4">Command+6</text:span><text:span text:style-name="T29">). <text:s/>This is important for correct parsing of your reference list using RefCheck during copyediting. This is an automatic process, but please check for completeness and accuracy of parsed fields for each reference when prompted during copyediting steps after acceptance of your manuscript.</text:span></text:p>
        </text:list-item>
        <text:list-item>
          <text:p text:style-name="P8"><text:bookmark text:name="Refjournal"/><text:span text:style-name="T2">Journal Articles</text:span><text:span text:style-name="T29"> (examples following)</text:span><text:span text:style-name="T2">: </text:span><text:span text:style-name="T18">append the PubMed Identifier</text:span><text:span text:style-name="T19"> </text:span><text:span text:style-name="T18">(</text:span><text:span text:style-name="T19">PMID</text:span><text:span text:style-name="T18">, </text:span><text:span text:style-name="T17">eg, "PMID:1234567", where 1234567 is the PubMed identifier</text:span><text:span text:style-name="T18">)</text:span><text:span text:style-name="T19"> or DOI </text:span><text:span text:style-name="T18">(digital object identifier, eg,</text:span><text:span text:style-name="T19"> </text:span><text:span text:style-name="T12">doi:10.1136/bmj.331.7529.1391) </text:span><text:span text:style-name="T19">after each reference</text:span><text:span text:style-name="T17">. Alternatively (as per our old instructions) you could append a [</text:span><text:a xlink:type="simple" xlink:href="http://www.ncbi.nlm.nih.gov/entrez/query.fcgi?cmd=Retrieve&amp;db=PubMed&amp;list_uids=9062335&amp;dopt=Abstract"><text:span text:style-name="T7">Medline</text:span></text:a><text:span text:style-name="T17">] link after each reference, linking to the PubMed abstract of the article you are citing. </text:span><text:span text:style-name="T12">You may check whether a DOI is correct using the DOI resolver at </text:span><text:a xlink:type="simple" xlink:href="http://dx.doi.org/"><text:span text:style-name="T9">http://dx.doi.org/</text:span></text:a><text:span text:style-name="T12">.</text:span></text:p>
        </text:list-item>
        <text:list-item>
          <text:p text:style-name="P8"><text:span text:style-name="T12">International Committee of Medical Journal Editors. Uniform requirements for manuscripts submitted to biomedical journals. JAMA 1997;277:927-934. PMID:</text:span><text:span text:style-name="T22">9062335</text:span></text:p>
        </text:list-item>
        <text:list-item>
          <text:p text:style-name="P8"><text:span text:style-name="T12">International Committee of Medical Journal Editors. Uniform requirements for manuscripts submitted to biomedical journals. JAMA 1997;277:927-934. [</text:span><text:a xlink:type="simple" xlink:href="http://www.ncbi.nlm.nih.gov/entrez/query.fcgi?cmd=Retrieve&amp;db=PubMed&amp;list_uids=9062335&amp;dopt=Abstract"><text:span text:style-name="T8">Medline</text:span></text:a><text:span text:style-name="T12">]</text:span></text:p>
        </text:list-item>
        <text:list-item>
          <text:p text:style-name="P8"><text:bookmark text:name="RefWeb"/><text:span text:style-name="T21">Websites and Web articles (URLs) </text:span><text:span text:style-name="T13">(example following)</text:span><text:span text:style-name="T12"> should be cited as </text:span><text:span text:style-name="T20">"webcited</text:span><text:span text:style-name="T24">®</text:span><text:span text:style-name="T20">"</text:span><text:span text:style-name="T12"> references </text:span><text:span text:style-name="T14">in the reference section at the end of the manuscript</text:span><text:span text:style-name="T12"> - </text:span><text:span text:style-name="T20">do </text:span><text:span text:style-name="T21">not</text:span><text:span text:style-name="T20"> include links to websites in the text</text:span><text:span text:style-name="T12">. To webcite</text:span><text:span text:style-name="T23">®</text:span><text:span text:style-name="T12"> a web reference means to take a snapshot of the cited document and to </text:span><text:span text:style-name="T21">cite the archived copy (WebCite link) in addition to the original URL</text:span><text:span text:style-name="T12">. JMIR now </text:span><text:span text:style-name="T25">requires</text:span><text:span text:style-name="T12"> that authors use the </text:span><text:a xlink:type="simple" xlink:href="http://www.webcitation.org/"><text:span text:style-name="T9">WebCite</text:span></text:a><text:span text:style-name="T9"> </text:span><text:span text:style-name="T10">®</text:span><text:span text:style-name="T9"> </text:span><text:a xlink:type="simple" xlink:href="http://www.webcitation.org/"><text:span text:style-name="T9">technology (www.webcitation.org)</text:span></text:a><text:span text:style-name="T12"> to archive cited web references first before they cite them. Do </text:span><text:span text:style-name="T21">not</text:span><text:span text:style-name="T12"> cite uncached "live" webpages and websites in the article or reference section, unless archiving with WebCite has failed. Provide both the original URL and the WebCite link</text:span><text:span text:style-name="T26">. Note that journal articles in electronic formats are journal articles, not a web reference.</text:span></text:p>
        </text:list-item>
        <text:list-item>
          <text:p text:style-name="P8"><text:span text:style-name="T12">Fox S, Fallows D. 2003. Internet Health Resources. http://www.pewinternet.org/pdfs/PIP_Health_Report_July_2003.pdf. Archived at: http://www.webcitation.org/5I2STSU61</text:span></text:p>
        </text:list-item>
        <text:list-item>
          <text:p text:style-name="P8"><text:bookmark text:name="Refbook"/><text:span text:style-name="T21">For books, please add the ISBN, if known </text:span><text:span text:style-name="T12">(no blanks). (</text:span><text:a xlink:type="simple" xlink:href="http://isbndb.com/"><text:span text:style-name="T27">http://isbndb.com/</text:span></text:a><text:span text:style-name="T12">; examples below)</text:span></text:p>
        </text:list-item>
        <text:list-item>
          <text:p text:style-name="P8"><text:span text:style-name="T12">Iverson CL, Flanagin A, Fontanarosa PB, et al. American Medical Association Manual of Style: A Guide for Authors and </text:span><text:soft-page-break/><text:span text:style-name="T12">Editors. 9th edition. Baltimore, Md: Williams &amp; Wilkins; 1998. ISBN:0195176332</text:span></text:p>
        </text:list-item>
        <text:list-item>
          <text:p text:style-name="P8"><text:span text:style-name="T12">Phillips SJ, Whisnant JP. Hypertension and stroke. In: Laragh JH, Brenner BM, editors. Hypertension: pathophysiology, diagnosis, and management. 2nd ed. New York: Raven Press; 1995. p. 465-78.</text:span></text:p>
        </text:list-item>
        <text:list-item>
          <text:p text:style-name="P8"><text:bookmark text:name="Refconference"/><text:span text:style-name="T20">Conference Proceedings</text:span><text:span text:style-name="T12"> (example below).</text:span><text:span text:style-name="T25"> </text:span><text:span text:style-name="T14">If conference proceedings are available through Medline, please use the Medline citation.</text:span></text:p>
        </text:list-item>
        <text:list-item>
          <text:p text:style-name="P8"><text:span text:style-name="T12">Kimura J, Shibasaki H, editors. Recent advances in clinical neurophysiology. Proceedings of the 10th International Congress of EMG and Clinical Neurophysiology; 1995 Oct 15-19; Kyoto, Japan. Amsterdam: Elsevier; 1996.</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Ubuntu" svg:font-family="Ubuntu" style:font-family-generic="swiss"/>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cida Grande1" svg:font-family="'Lucida Grande'" style:font-family-generic="system" style:font-pitch="variable"/>
    <style:font-face style:name="Times New Roman" svg:font-family="'Times New Roman'" style:font-family-generic="system" style:font-pitch="variable"/>
    <style:font-face style:name="Verdana" svg:font-family="Verdana"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DejaVu Sans"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default-outline-level="1" style:list-style-name="" style:class="text">
      <style:paragraph-properties fo:margin-top="0.3335in" fo:margin-bottom="0in" style:contextual-spacing="false" fo:keep-together="always" fo:keep-with-next="always"/>
      <style:text-properties fo:color="#345a8a" style:font-name="Calibri" fo:font-size="16pt" fo:font-weight="bold" style:font-size-asian="16pt" style:font-weight-asian="bold" style:font-name-complex="F" style:font-size-complex="16pt" style:font-weight-complex="bold"/>
    </style:style>
    <style:style style:name="Heading_20_2" style:display-name="Heading 2" style:family="paragraph" style:parent-style-name="Standard" style:default-outline-level="2" style:list-style-name="" style:class="text">
      <style:paragraph-properties fo:margin-top="0.139in" fo:margin-bottom="0in" style:contextual-spacing="false" fo:keep-together="always" fo:keep-with-next="always"/>
      <style:text-properties fo:color="#4f81bd" style:font-name="Calibri" fo:font-size="13pt" fo:font-weight="bold" style:font-size-asian="13pt" style:font-weight-asian="bold" style:font-name-complex="F" style:font-size-complex="13pt" style:font-weight-complex="bold"/>
    </style:style>
    <style:style style:name="Heading_20_3" style:display-name="Heading 3" style:family="paragraph" style:parent-style-name="Standard" style:default-outline-level="3" style:list-style-name="" style:class="text">
      <style:paragraph-properties fo:margin-top="0.139in" fo:margin-bottom="0in" style:contextual-spacing="false" fo:keep-together="always" fo:keep-with-next="always"/>
      <style:text-properties fo:color="#4f81bd" style:font-name="Calibri" fo:font-weight="bold" style:font-weight-asian="bold" style:font-name-complex="F" style:font-weight-complex="bold"/>
    </style:style>
    <style:style style:name="Heading_20_4" style:display-name="Heading 4" style:family="paragraph" style:parent-style-name="Standard" style:default-outline-level="4" style:list-style-name="" style:class="text">
      <style:paragraph-properties fo:margin-top="0.139in" fo:margin-bottom="0in" style:contextual-spacing="false" fo:keep-together="always" fo:keep-with-next="always"/>
      <style:text-properties fo:color="#4f81bd" style:font-name="Calibri" fo:font-style="italic" fo:font-weight="bold" style:font-style-asian="italic" style:font-weight-asian="bold" style:font-name-complex="F" style:font-style-complex="italic" style:font-weight-complex="bold"/>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text-properties style:font-name="Lucida Grande" fo:font-size="9pt" style:font-size-asian="9pt" style:font-size-complex="9pt"/>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Document_20_Map" style:display-name="Document Map" style:family="paragraph" style:parent-style-name="Standard" style:default-outline-level="">
      <style:text-properties style:font-name="Lucida Grande" style:font-name-complex="Lucida Grande1"/>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Lucida Grande" fo:font-size="9pt" style:font-size-asian="9pt" style:font-size-complex="9pt"/>
    </style:style>
    <style:style style:name="Heading_20_2_20_Char" style:display-name="Heading 2 Char" style:family="text" style:parent-style-name="Default_20_Paragraph_20_Font">
      <style:text-properties fo:color="#4f81bd" style:font-name="Calibri" fo:font-size="13pt" fo:font-weight="bold" style:font-size-asian="13pt" style:font-weight-asian="bold" style:font-name-complex="F" style:font-size-complex="13pt" style:font-weight-complex="bold"/>
    </style:style>
    <style:style style:name="Heading_20_3_20_Char" style:display-name="Heading 3 Char" style:family="text" style:parent-style-name="Default_20_Paragraph_20_Font">
      <style:text-properties fo:color="#4f81bd" style:font-name="Calibri" fo:font-weight="bold" style:font-weight-asian="bold" style:font-name-complex="F" style:font-weight-complex="bold"/>
    </style:style>
    <style:style style:name="Heading_20_4_20_Char" style:display-name="Heading 4 Char" style:family="text" style:parent-style-name="Default_20_Paragraph_20_Font">
      <style:text-properties fo:color="#4f81bd" style:font-name="Calibri" fo:font-style="italic" fo:font-weight="bold" style:font-style-asian="italic" style:font-weight-asian="bold" style:font-name-complex="F" style:font-style-complex="italic"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ing_20_1_20_Char" style:display-name="Heading 1 Char" style:family="text" style:parent-style-name="Default_20_Paragraph_20_Font">
      <style:text-properties fo:color="#345a8a" style:font-name="Calibri" fo:font-size="16pt" fo:font-weight="bold" style:font-size-asian="16pt" style:font-weight-asian="bold" style:font-name-complex="F" style:font-size-complex="16pt" style:font-weight-complex="bold"/>
    </style:style>
    <style:style style:name="Document_20_Map_20_Char" style:display-name="Document Map Char" style:family="text" style:parent-style-name="Default_20_Paragraph_20_Font">
      <style:text-properties style:font-name="Lucida Grande" style:font-name-complex="Lucida Grande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men</meta:initial-creator>
    <dc:creator>solver </dc:creator>
    <meta:editing-cycles>2</meta:editing-cycles>
    <meta:creation-date>2013-03-12T22:50:00</meta:creation-date>
    <dc:date>2013-11-02T01:04:25</dc:date>
    <meta:editing-duration>PT1S</meta:editing-duration>
    <meta:generator>LibreOffice/4.0.2.2$Linux_X86_64 LibreOffice_project/400m0$Build-2</meta:generator>
    <meta:document-statistic meta:table-count="2" meta:image-count="0" meta:object-count="0" meta:page-count="8" meta:paragraph-count="143" meta:word-count="2018" meta:character-count="13426" meta:non-whitespace-character-count="1155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